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e4b" officeooo:paragraph-rsid="00106e4b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ed_20__28_var_29__20_2" svg:stroke-width="0.10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1cm" fo:padding-bottom="0.161cm" fo:padding-left="0.286cm" fo:padding-right="0.286cm" fo:wrap-option="wrap" draw:shadow="hidden" draw:shadow-offset-x="0.049cm" draw:shadow-offset-y="0.049cm" draw:shadow-color="#3465a4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draw:stroke-dash="Dashed_20__28_var_29__20_2" svg:stroke-width="0.101cm" svg:stroke-color="#000000" draw:marker-start="" draw:marker-start-width="0.37cm" draw:marker-start-center="false" draw:marker-end="" draw:marker-end-width="0.37cm" draw:marker-end-center="false" draw:stroke-linejoin="round" svg:stroke-linecap="round" draw:fill="solid" draw:fill-color="#ffffff" draw:textarea-horizontal-align="justify" fo:padding-top="0.161cm" fo:padding-bottom="0.161cm" fo:padding-left="0.286cm" fo:padding-right="0.286cm" fo:wrap-option="wrap" draw:shadow="hidden" draw:shadow-offset-x="0.049cm" draw:shadow-offset-y="0.049cm" draw:shadow-color="#3465a4" style:run-through="foreground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49cm" draw:shadow-offset-y="0.049cm" draw:shadow-color="#3465a4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path text:anchor-type="paragraph" draw:z-index="0" draw:name="start-event-none 1" draw:style-name="gr5" draw:text-style-name="P2" svg:width="1cm" svg:height="1cm" svg:x="1.343cm" svg:y="3.85cm" svg:viewBox="0 0 1001 1001" svg:d="M1001 500c0-276-225-500-502-500-276 0-499 224-499 500s223 501 499 501c277 0 502-225 502-501z"><svg:title>start-event-none</svg:title><text:p/></draw:path><draw:g text:anchor-type="paragraph" draw:z-index="1" draw:name="end-event-multiple 1" draw:style-name="gr1"><draw:path draw:style-name="gr2" draw:text-style-name="P2" svg:width="1cm" svg:height="1cm" svg:x="10.727cm" svg:y="4.089cm" svg:viewBox="0 0 1001 1001" svg:d="M1001 500c0-276-224-500-499-500-277 0-502 224-502 500s225 501 502 501c275 0 499-225 499-501z"><text:p/></draw:path><draw:g draw:style-name="gr3"><draw:polygon draw:style-name="gr4" draw:text-style-name="P2" svg:width="0.559cm" svg:height="0.524cm" svg:x="10.946cm" svg:y="4.327cm" svg:viewBox="0 0 560 525" draw:points="0,219 281,0 560,219 459,525 102,525"><text:p/></draw:polygon></draw:g></draw:g>Adonis Projec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22:45:45.923811600</meta:creation-date>
    <dc:date>2023-01-21T22:47:04.232165115</dc:date>
    <meta:editing-duration>PT1M19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7.3.7.2$Linux_X86_64 LibreOffice_project/30$Build-2</meta:generator>
  </office:meta>
</office:document-meta>
</file>